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4d2" officeooo:paragraph-rsid="0001a4d2"/>
    </style:style>
    <style:style style:name="P2" style:family="paragraph" style:parent-style-name="Standard">
      <style:text-properties officeooo:rsid="00028014" officeooo:paragraph-rsid="00028014"/>
    </style:style>
    <style:style style:name="P3" style:family="paragraph" style:parent-style-name="Standard">
      <style:text-properties officeooo:rsid="00047647" officeooo:paragraph-rsid="00047647"/>
    </style:style>
    <style:style style:name="P4" style:family="paragraph" style:parent-style-name="Standard">
      <style:text-properties officeooo:rsid="00056bb7" officeooo:paragraph-rsid="00056bb7"/>
    </style:style>
    <style:style style:name="P5" style:family="paragraph" style:parent-style-name="Standard">
      <style:text-properties officeooo:rsid="00071326" officeooo:paragraph-rsid="00071326"/>
    </style:style>
    <style:style style:name="P6" style:family="paragraph" style:parent-style-name="Standard">
      <style:text-properties officeooo:rsid="000999c9" officeooo:paragraph-rsid="000999c9"/>
    </style:style>
    <style:style style:name="P7" style:family="paragraph" style:parent-style-name="Standard">
      <style:text-properties officeooo:rsid="000c1440" officeooo:paragraph-rsid="000c1440"/>
    </style:style>
    <style:style style:name="P8" style:family="paragraph" style:parent-style-name="Footnote">
      <style:text-properties officeooo:rsid="00028014" officeooo:paragraph-rsid="00028014"/>
    </style:style>
    <style:style style:name="P9" style:family="paragraph" style:parent-style-name="Footnote">
      <style:text-properties officeooo:rsid="00056bb7" officeooo:paragraph-rsid="00056bb7"/>
    </style:style>
    <style:style style:name="P10" style:family="paragraph" style:parent-style-name="Footnote">
      <style:text-properties officeooo:rsid="0009b2db" officeooo:paragraph-rsid="000a1375"/>
    </style:style>
    <style:style style:name="P11" style:family="paragraph" style:parent-style-name="Standard" style:list-style-name="L1">
      <style:text-properties officeooo:rsid="0001a4d2" officeooo:paragraph-rsid="0001a4d2"/>
    </style:style>
    <style:style style:name="P12" style:family="paragraph" style:parent-style-name="Standard" style:list-style-name="L2">
      <style:text-properties officeooo:rsid="00047647" officeooo:paragraph-rsid="00047647"/>
    </style:style>
    <style:style style:name="P13" style:family="paragraph" style:parent-style-name="Standard" style:list-style-name="L2">
      <style:text-properties officeooo:rsid="00056bb7" officeooo:paragraph-rsid="00056bb7"/>
    </style:style>
    <style:style style:name="P14" style:family="paragraph" style:parent-style-name="Standard" style:list-style-name="L2">
      <style:text-properties style:font-name="Courier New" officeooo:rsid="00056bb7" officeooo:paragraph-rsid="00056bb7"/>
    </style:style>
    <style:style style:name="T1" style:family="text">
      <style:text-properties officeooo:rsid="000999c9"/>
    </style:style>
    <style:style style:name="T2" style:family="text">
      <style:text-properties officeooo:rsid="000a1375"/>
    </style:style>
    <style:style style:name="T3" style:family="text">
      <style:text-properties officeooo:rsid="000be015"/>
    </style:style>
    <style:style style:name="T4" style:family="text">
      <style:text-properties officeooo:rsid="000c1440"/>
    </style:style>
    <style:style style:name="T5" style:family="text">
      <style:text-properties officeooo:rsid="000d8040"/>
    </style:style>
    <style:style style:name="T6" style:family="text">
      <style:text-properties officeooo:rsid="000f3238"/>
    </style:style>
    <style:style style:name="T7" style:family="text">
      <style:text-properties officeooo:rsid="00117f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 &amp; A</text:h>
      <text:h text:style-name="Heading_20_2" text:outline-level="2">How do I add/change/remove music?</text:h>
      <text:p text:style-name="P1">Much the same way as installing the initial music:</text:p>
      <text:list xml:id="list8410337948731971025" text:style-name="L1">
        <text:list-item>
          <text:p text:style-name="P11">Connect the pi zero to a PC via the Pi’s USB data port.</text:p>
        </text:list-item>
        <text:list-item>
          <text:p text:style-name="P11">Make the changes to the USB drive that appears.</text:p>
        </text:list-item>
        <text:list-item>
          <text:p text:style-name="P11">Create a file called “update” in the root directory of that drive.</text:p>
        </text:list-item>
        <text:list-item>
          <text:p text:style-name="P11">“Safely remove” the drive</text:p>
        </text:list-item>
        <text:list-item>
          <text:p text:style-name="P11">Reboot the Pi zero.</text:p>
        </text:list-item>
      </text:list>
      <text:h text:style-name="Heading_20_2" text:outline-level="2">Is it safe to just pull the power?</text:h>
      <text:p text:style-name="P1">Provided you’ve configured a read only root and aren’t writing to the USB gadget export, yes (as far as I know at least)</text:p>
      <text:h text:style-name="Heading_20_2" text:outline-level="2">Can I disable ssh?</text:h>
      <text:p text:style-name="P2">Yes, but bear in mind that you’ll need a keyboard and monitor or a serial to USB dongle to do any admin.<text:note text:id="ftn1" text:note-class="footnote"><text:note-citation>1</text:note-citation><text:note-body><text:p text:style-name="P8">Or just re-enable it by creating the ssh file in the boot partition.</text:p></text:note-body></text:note></text:p>
      <text:h text:style-name="Heading_20_2" text:outline-level="2">Should I change the pi user’s password?</text:h>
      <text:p text:style-name="P2">Probably, the default is well know.</text:p>
      <text:h text:style-name="Heading_20_2" text:outline-level="2">Can I create an open (unencrypted) hotspot?</text:h>
      <text:p text:style-name="P2">Yes, but I wouldn’t recommend it. <text:span text:style-name="T1">Especially if you have ssh enabled and haven’t changed the default password.</text:span></text:p>
      <text:h text:style-name="Heading_20_2" text:outline-level="2">Can boot time be improved?</text:h>
      <text:p text:style-name="P2">Probably not but I’m open to suggestions.</text:p>
      <text:h text:style-name="Heading_20_2" text:outline-level="2">Can I power it from an always on feed from the car battery?</text:h>
      <text:p text:style-name="P3">Sure. But doing so will drain the battery, possibly to a level where you won’t be able to start the car.</text:p>
      <text:h text:style-name="Heading_20_2" text:outline-level="2">Can I use other Pi models?</text:h>
      <text:p text:style-name="P3">Yes, but:</text:p>
      <text:list xml:id="list5902409888600912995" text:style-name="L2">
        <text:list-item>
          <text:p text:style-name="P12">Bigger Pi means more current draw</text:p>
        </text:list-item>
        <text:list-item>
          <text:p text:style-name="P12">Quad core Pi models are overkill for this use case</text:p>
        </text:list-item>
        <text:list-item>
          <text:p text:style-name="P12">No Pi with onboard ethernet (B, B+, 2B, 3B, 3B+) can act as a USB mass storage device.</text:p>
        </text:list-item>
        <text:list-item>
          <text:p text:style-name="P12">As far as I am aware there are no gpio sound cards <text:span text:style-name="T7">currently </text:span>available for 26 pin models<text:note text:id="ftn2" text:note-class="footnote"><text:note-citation>2</text:note-citation><text:note-body><text:p text:style-name="P9">There were before the 40pin models launched.</text:p></text:note-body></text:note>.</text:p>
        </text:list-item>
        <text:list-item>
          <text:p text:style-name="P13">If you want wifi on anything other than a zeroW, 3B, or 3B+ you’ll need a suitable USB dongle.</text:p>
        </text:list-item>
        <text:list-item>
          <text:p text:style-name="P13">A and A+ cannot hot swap between being a USB device and USB host. They also need a different entry in /boot/config.txt to force device mode:</text:p>
          <text:list>
            <text:list-header>
              <text:p text:style-name="P14">dtoverlay=dwc2,dr_mode=peripheral</text:p>
            </text:list-header>
          </text:list>
        </text:list-item>
      </text:list>
      <text:h text:style-name="Heading_20_2" text:outline-level="2"><text:soft-page-break/>How big an SD card can I use?</text:h>
      <text:p text:style-name="P4">Unknown, but I’m running with a 64GB one.</text:p>
      <text:h text:style-name="Heading_20_2" text:outline-level="2">Can I use the onboard sound?</text:h>
      <text:p text:style-name="P5">Pi zero and zeroW don’t have onboard sound<text:note text:id="ftn3" text:note-class="footnote"><text:note-citation>3</text:note-citation><text:note-body><text:p text:style-name="P10">But see here: <text:span text:style-name="T2">https://learn.adafruit.com/adding-basic-audio-ouput-to-raspberry-pi-zero</text:span></text:p></text:note-body></text:note>. On other models, sure.</text:p>
      <text:h text:style-name="Heading_20_2" text:outline-level="2">What about the compute module?</text:h>
      <text:p text:style-name="P5">Should <text:span text:style-name="T5">function,</text:span> but it’s more work and expense than it’s worth.</text:p>
      <text:h text:style-name="Heading_20_2" text:outline-level="2">Can I use a USB stick for music storage?</text:h>
      <text:p text:style-name="P6">Sure. Ignore everything relating to the USB mass storage gadget and adjust your /etc/fstab entries <text:span text:style-name="T3">as needed</text:span>. <text:span text:style-name="T4">You can also update/change your music by unplugging the USB stick and plugging it into a PC. The “update” file is still needed to instruct the pi to update MPD’s library and playlist.</text:span></text:p>
      <text:p text:style-name="P6"/>
      <text:p text:style-name="P7"><text:span text:style-name="T6">Mount the USB stick read only and o</text:span>nly connect/disconnect <text:span text:style-name="T6">it</text:span> when the pi is o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2:55:08.750000000</meta:creation-date>
    <dc:date>2018-09-21T21:54:28.186000000</dc:date>
    <meta:editing-duration>PT47M8S</meta:editing-duration>
    <meta:editing-cycles>10</meta:editing-cycles>
    <meta:generator>LibreOffice/5.2.7.2$Windows_X86_64 LibreOffice_project/2b7f1e640c46ceb28adf43ee075a6e8b8439ed10</meta:generator>
    <meta:document-statistic meta:table-count="0" meta:image-count="0" meta:object-count="0" meta:page-count="2" meta:paragraph-count="41" meta:word-count="466" meta:character-count="2482" meta:non-whitespace-character-count="2069"/>
  </office:meta>
</office:document-meta>
</file>